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Arial" officeooo:rsid="00060562" officeooo:paragraph-rsid="00060562"/>
    </style:style>
    <style:style style:name="P2" style:family="paragraph" style:parent-style-name="Text_20_body">
      <style:paragraph-properties fo:line-height="150%"/>
      <style:text-properties officeooo:paragraph-rsid="0027d8b8"/>
    </style:style>
    <style:style style:name="P3" style:family="paragraph" style:parent-style-name="Text_20_body">
      <style:paragraph-properties fo:line-height="150%"/>
      <style:text-properties style:font-name="Arial" officeooo:rsid="002cf0ad" officeooo:paragraph-rsid="0027d8b8"/>
    </style:style>
    <style:style style:name="P4" style:family="paragraph" style:parent-style-name="Text_20_body">
      <style:paragraph-properties fo:line-height="150%"/>
      <style:text-properties officeooo:paragraph-rsid="00336d1b"/>
    </style:style>
    <style:style style:name="P5" style:family="paragraph" style:parent-style-name="Text_20_body">
      <style:paragraph-properties fo:line-height="150%"/>
      <style:text-properties style:font-name="Arial" officeooo:rsid="00321838" officeooo:paragraph-rsid="00311f0a"/>
    </style:style>
    <style:style style:name="P6" style:family="paragraph" style:parent-style-name="Text_20_body">
      <style:paragraph-properties fo:line-height="150%"/>
      <style:text-properties officeooo:paragraph-rsid="001e8200"/>
    </style:style>
    <style:style style:name="P7" style:family="paragraph" style:parent-style-name="Text_20_body">
      <style:paragraph-properties fo:line-height="150%"/>
      <style:text-properties style:font-name="Arial" officeooo:rsid="00171e35" officeooo:paragraph-rsid="001e8200"/>
    </style:style>
    <style:style style:name="P8" style:family="paragraph" style:parent-style-name="Text_20_body">
      <style:paragraph-properties fo:line-height="150%"/>
      <style:text-properties officeooo:paragraph-rsid="003c1339"/>
    </style:style>
    <style:style style:name="P9" style:family="paragraph" style:parent-style-name="Text_20_body">
      <style:paragraph-properties fo:line-height="150%"/>
      <style:text-properties style:font-name="Arial" officeooo:rsid="00053ab6" officeooo:paragraph-rsid="00053ab6"/>
    </style:style>
    <style:style style:name="P10" style:family="paragraph" style:parent-style-name="Text_20_body">
      <style:paragraph-properties fo:line-height="150%"/>
      <style:text-properties style:font-name="Arial" officeooo:rsid="003ee808" officeooo:paragraph-rsid="004089c2"/>
    </style:style>
    <style:style style:name="P11" style:family="paragraph" style:parent-style-name="Heading_20_1">
      <style:paragraph-properties fo:line-height="150%"/>
      <style:text-properties style:font-name="Arial" officeooo:rsid="00053ab6" officeooo:paragraph-rsid="00053ab6"/>
    </style:style>
    <style:style style:name="P12" style:family="paragraph" style:parent-style-name="Text_20_body">
      <style:paragraph-properties fo:line-height="150%"/>
      <style:text-properties officeooo:paragraph-rsid="00216301"/>
    </style:style>
    <style:style style:name="P13" style:family="paragraph" style:parent-style-name="Text_20_body">
      <style:paragraph-properties fo:line-height="150%"/>
      <style:text-properties officeooo:paragraph-rsid="00349f16"/>
    </style:style>
    <style:style style:name="P14" style:family="paragraph" style:parent-style-name="Text_20_body">
      <style:paragraph-properties fo:line-height="150%"/>
      <style:text-properties style:font-name="Arial" officeooo:paragraph-rsid="0045214d"/>
    </style:style>
    <style:style style:name="P15" style:family="paragraph" style:parent-style-name="Text_20_body">
      <style:text-properties officeooo:paragraph-rsid="00060562"/>
    </style:style>
    <style:style style:name="P16" style:family="paragraph" style:parent-style-name="Text_20_body">
      <style:text-properties officeooo:paragraph-rsid="0045214d"/>
    </style:style>
    <style:style style:name="P17" style:family="paragraph" style:parent-style-name="Text_20_body">
      <style:paragraph-properties fo:orphans="0"/>
      <style:text-properties fo:color="#000000" loext:opacity="100%" fo:background-color="#ffffff"/>
    </style:style>
    <style:style style:name="P18" style:family="paragraph" style:parent-style-name="Heading_20_1">
      <style:text-properties officeooo:rsid="00405d70" officeooo:paragraph-rsid="00405d70"/>
    </style:style>
    <style:style style:name="P19" style:family="paragraph" style:parent-style-name="Standard">
      <style:paragraph-properties fo:margin-left="0in" fo:margin-right="0in" fo:text-indent="0in" style:auto-text-indent="false"/>
    </style:style>
    <style:style style:name="T1" style:family="text">
      <style:text-properties officeooo:rsid="0009fec7"/>
    </style:style>
    <style:style style:name="T2" style:family="text">
      <style:text-properties style:font-name="Arial" officeooo:rsid="00073f35"/>
    </style:style>
    <style:style style:name="T3" style:family="text">
      <style:text-properties style:font-name="Arial" officeooo:rsid="0009fec7"/>
    </style:style>
    <style:style style:name="T4" style:family="text">
      <style:text-properties style:font-name="Arial" officeooo:rsid="00088528"/>
    </style:style>
    <style:style style:name="T5" style:family="text">
      <style:text-properties style:font-name="Arial" officeooo:rsid="0027d8b8"/>
    </style:style>
    <style:style style:name="T6" style:family="text">
      <style:text-properties style:font-name="Arial" officeooo:rsid="0027fef9"/>
    </style:style>
    <style:style style:name="T7" style:family="text">
      <style:text-properties style:font-name="Arial" officeooo:rsid="002cf0ad"/>
    </style:style>
    <style:style style:name="T8" style:family="text">
      <style:text-properties style:font-name="Arial" officeooo:rsid="0013658b"/>
    </style:style>
    <style:style style:name="T9" style:family="text">
      <style:text-properties style:font-name="Arial" officeooo:rsid="002b075e"/>
    </style:style>
    <style:style style:name="T10" style:family="text">
      <style:text-properties style:font-name="Arial" officeooo:rsid="00296812"/>
    </style:style>
    <style:style style:name="T11" style:family="text">
      <style:text-properties style:font-name="Arial" officeooo:rsid="0017f80f"/>
    </style:style>
    <style:style style:name="T12" style:family="text">
      <style:text-properties style:font-name="Arial"/>
    </style:style>
    <style:style style:name="T13" style:family="text">
      <style:text-properties style:font-name="Arial" officeooo:rsid="00216090"/>
    </style:style>
    <style:style style:name="T14" style:family="text">
      <style:text-properties style:font-name="Arial" officeooo:rsid="0037921b"/>
    </style:style>
    <style:style style:name="T15" style:family="text">
      <style:text-properties style:font-name="Arial" officeooo:rsid="0027cd5e"/>
    </style:style>
    <style:style style:name="T16" style:family="text">
      <style:text-properties style:font-name="Arial" officeooo:rsid="00311f0a"/>
    </style:style>
    <style:style style:name="T17" style:family="text">
      <style:text-properties style:font-name="Arial" officeooo:rsid="00321838"/>
    </style:style>
    <style:style style:name="T18" style:family="text">
      <style:text-properties style:font-name="Arial" officeooo:rsid="0034b098"/>
    </style:style>
    <style:style style:name="T19" style:family="text">
      <style:text-properties style:font-name="Arial" officeooo:rsid="00336d1b"/>
    </style:style>
    <style:style style:name="T20" style:family="text">
      <style:text-properties style:font-name="Arial" officeooo:rsid="002e8a9d"/>
    </style:style>
    <style:style style:name="T21" style:family="text">
      <style:text-properties style:font-name="Arial" officeooo:rsid="00349f16"/>
    </style:style>
    <style:style style:name="T22" style:family="text">
      <style:text-properties style:font-name="Arial" officeooo:rsid="00385f45"/>
    </style:style>
    <style:style style:name="T23" style:family="text">
      <style:text-properties style:font-name="Arial" officeooo:rsid="00386956"/>
    </style:style>
    <style:style style:name="T24" style:family="text">
      <style:text-properties style:font-name="Arial" officeooo:rsid="0018d38e"/>
    </style:style>
    <style:style style:name="T25" style:family="text">
      <style:text-properties style:font-name="Arial" officeooo:rsid="00146ed2"/>
    </style:style>
    <style:style style:name="T26" style:family="text">
      <style:text-properties style:font-name="Arial" officeooo:rsid="001e8200"/>
    </style:style>
    <style:style style:name="T27" style:family="text">
      <style:text-properties style:font-name="Arial" officeooo:rsid="001ca611"/>
    </style:style>
    <style:style style:name="T28" style:family="text">
      <style:text-properties style:font-name="Arial" officeooo:rsid="00195957"/>
    </style:style>
    <style:style style:name="T29" style:family="text">
      <style:text-properties style:font-name="Arial" officeooo:rsid="0015eca4"/>
    </style:style>
    <style:style style:name="T30" style:family="text">
      <style:text-properties style:font-name="Arial" officeooo:rsid="0016c4d8"/>
    </style:style>
    <style:style style:name="T31" style:family="text">
      <style:text-properties style:font-name="Arial" officeooo:rsid="001830ad"/>
    </style:style>
    <style:style style:name="T32" style:family="text">
      <style:text-properties style:font-name="Arial" officeooo:rsid="003a0f2f"/>
    </style:style>
    <style:style style:name="T33" style:family="text">
      <style:text-properties style:font-name="Arial" officeooo:rsid="00053ab6"/>
    </style:style>
    <style:style style:name="T34" style:family="text">
      <style:text-properties style:font-name="Arial" officeooo:rsid="00060562"/>
    </style:style>
    <style:style style:name="T35" style:family="text">
      <style:text-properties style:font-name="Arial" officeooo:rsid="003c1339"/>
    </style:style>
    <style:style style:name="T36" style:family="text">
      <style:text-properties style:font-name="Arial" officeooo:rsid="003ae4fb"/>
    </style:style>
    <style:style style:name="T37" style:family="text">
      <style:text-properties style:font-name="Arial" officeooo:rsid="003d1d3b"/>
    </style:style>
    <style:style style:name="T38" style:family="text">
      <style:text-properties officeooo:rsid="00405d70"/>
    </style:style>
    <style:style style:name="T39" style:family="text">
      <style:text-properties officeooo:rsid="004089c2"/>
    </style:style>
    <style:style style:name="T40" style:family="text">
      <style:text-properties officeooo:rsid="0045214d"/>
    </style:style>
    <style:style style:name="T41" style:family="text">
      <style:text-properties officeooo:rsid="0043a5b2"/>
    </style:style>
    <style:style style:name="T42" style:family="text">
      <style:text-properties fo:color="#000000" loext:opacity="100%" style:font-name="Arial" fo:font-size="12pt" officeooo:rsid="001a8b5c" fo:background-color="#ffffff" loext:char-shading-value="0" style:font-size-asian="12pt" style:font-size-complex="12pt"/>
    </style:style>
    <style:style style:name="T43" style:family="text">
      <style:text-properties fo:color="#000000" loext:opacity="100%" style:font-name="Arial" fo:font-size="12pt" officeooo:rsid="0017f80f" fo:background-color="#ffffff" loext:char-shading-value="0" style:font-size-asian="12pt" style:font-size-complex="12pt"/>
    </style:style>
    <style:style style:name="T44" style:family="text">
      <style:text-properties style:font-name="Arial" fo:font-style="italic"/>
    </style:style>
    <style:style style:name="T45" style:family="text">
      <style:text-properties style:font-name="Arial" fo:font-style="italic" officeooo:rsid="00349f16"/>
    </style:style>
    <style:style style:name="T46" style:family="text">
      <style:text-properties fo:font-style="italic"/>
    </style:style>
    <style:style style:name="T47" style:family="text">
      <style:text-properties style:font-name="Arial" fo:font-size="12pt" officeooo:rsid="0045214d" style:font-size-asian="12pt" style:font-size-complex="12pt"/>
    </style:style>
    <style:style style:name="T48" style:family="text">
      <style:text-properties style:font-name="Arial" fo:font-size="12pt" officeooo:rsid="00060562" style:font-size-asian="12pt" style:font-size-complex="12pt"/>
    </style:style>
    <style:style style:name="T49" style:family="text">
      <style:text-properties fo:color="#000000" loext:opacity="100%" style:font-name="Arial" fo:font-size="12pt" fo:background-color="#ffffff" loext:char-shading-value="0" style:font-size-asian="12pt" style:font-size-complex="12pt"/>
    </style:style>
    <style:style style:name="T50" style:family="text">
      <style:text-properties fo:color="#000000" loext:opacity="100%" style:font-name="Arial" fo:font-size="12pt" fo:font-style="italic" fo:background-color="#ffffff" loext:char-shading-value="0" style:font-size-asian="12pt" style:font-size-complex="12pt"/>
    </style:style>
    <style:style style:name="T51" style:family="text">
      <style:text-properties fo:color="#000000" loext:opacity="100%" style:font-name="Arial" fo:font-size="12pt" officeooo:rsid="0045214d" fo:background-color="#ffffff" loext:char-shading-value="0" style:font-size-asian="12pt" style:font-size-complex="12pt"/>
    </style:style>
    <style:style style:name="T52" style:family="text">
      <style:text-properties style:font-name="Arial" fo:font-weight="normal" style:font-weight-asian="normal" style:font-weight-complex="normal"/>
    </style:style>
    <style:style style:name="T53" style:family="text">
      <style:text-properties style:font-name="Arial" fo:font-weight="normal" officeooo:rsid="004556b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Management System <text:span text:style-name="T1">(Draft 2)</text:span></text:h>
      <text:p text:style-name="P2"><text:span text:style-name="T2">The final year project is the cornerstone of any undergraduate degree academic program. </text:span><text:span text:style-name="T3">Often being a year long process, it</text:span><text:span text:style-name="T4"> is structured as a feedback loop where</text:span><text:span text:style-name="T3">by students are expected to iterate over their ‘Dissertation’ – a comprehensive document describing the project’s aims, literature review, methodology and its results – based on their supervisor’s feedback. </text:span><text:span text:style-name="T5">The quality of this supervisory relationship directly shapes the students’ academic success</text:span><text:span text:style-name="T6">, </text:span><text:span text:style-name="T7">and by extension, their employability and satisfaction, which are key metrics for any reputable institution.</text:span></text:p>
      <text:p text:style-name="P3"/>
      <text:p text:style-name="P4"><text:span text:style-name="T8">However, </text:span><text:span text:style-name="T6">a</text:span><text:span text:style-name="T9">ccording to</text:span><text:span text:style-name="T6"> a recent paper on </text:span><text:span text:style-name="T10">project</text:span><text:span text:style-name="T6"> supervision </text:span><text:span text:style-name="T11">(Stynes, P. and Pathak, P., 2022)</text:span><text:span text:style-name="T6">, </text:span><text:span text:style-name="T8">t</text:span><text:span text:style-name="T12">he traditional supervisory process for final year projects is not scalable. </text:span><text:span text:style-name="T13">While </text:span><text:span text:style-name="T9">the</text:span><text:span text:style-name="T13"> research focuses mainly on the postgraduate/</text:span><text:span text:style-name="T14">masters</text:span><text:span text:style-name="T13"> level, its underlying principles – the supervisor’s finite time and attention, and one-on-one mentorship – are directly applicable for undergraduate programs </text:span><text:span text:style-name="T15">as well</text:span><text:span text:style-name="T10">. </text:span><text:span text:style-name="T16">This lack of scalability</text:span><text:span text:style-name="T12"> </text:span><text:span text:style-name="T16">leads to </text:span><text:span text:style-name="T6">significant administrative burdens for academics and degrad</text:span><text:span text:style-name="T17">es</text:span><text:span text:style-name="T6"> the quality of the </text:span><text:span text:style-name="T10">supervisory feedback</text:span><text:span text:style-name="T6">, particularly within institutions with high enrollment numbers. </text:span><text:span text:style-name="T18">As a result of these operational inefficiencies, the quality of final year projects may suffer, affecting the institution’s </text:span><text:span text:style-name="T14">overall</text:span><text:span text:style-name="T18"> academic output and its credibility.</text:span><text:span text:style-name="T6"> </text:span><text:span text:style-name="T18">This </text:span><text:span text:style-name="T14">can be</text:span><text:span text:style-name="T18"> an emerging problem within</text:span><text:span text:style-name="T19"> the</text:span><text:span text:style-name="T20"> University of Mauritius’ (UOM) Faculty of Information and Communications Technology (FOICDT) </text:span><text:span text:style-name="T18">whereby the total</text:span><text:span text:style-name="T20"> </text:span><text:span text:style-name="T18">enrollment has increased</text:span><text:span text:style-name="T20"> from </text:span><text:span text:style-name="T21">916</text:span><text:span text:style-name="T20"> </text:span><text:span text:style-name="T21">in 2020</text:span><text:span text:style-name="T20"> to </text:span><text:span text:style-name="T21">1339</text:span><text:span text:style-name="T20"> in 2022 </text:span><text:span text:style-name="T21">(University of Mauritius, 2025)</text:span><text:span text:style-name="T20">, representing an increase in </text:span><text:span text:style-name="T21">46.2</text:span><text:span text:style-name="T20">%</text:span><text:span text:style-name="T19">. </text:span><text:span text:style-name="T14">T</text:span><text:span text:style-name="T22">his rapid growth places a significant strain on the academic staff, </text:span><text:span text:style-name="T23">who have to adhere to the manual and inefficient processes.</text:span></text:p>
      <text:p text:style-name="P5"/>
      <text:p text:style-name="P6"><text:span text:style-name="T24">S</text:span><text:span text:style-name="T25">upervisors who are already encumbered from managing multiple students, including different versions of each of their work, have seen their workload increase further. Much of it comprises of </text:span><text:span text:style-name="T26">the </text:span><text:span text:style-name="T27">menial tasks of</text:span><text:span text:style-name="T25"> </text:span><text:span text:style-name="T28">managing</text:span><text:span text:style-name="T29"> </text:span><text:span text:style-name="T28">communications via email</text:span><text:span text:style-name="T29">, progress tracking, </text:span><text:span text:style-name="T30">rescheduling meetings</text:span><text:span text:style-name="T29"> </text:span><text:span text:style-name="T30">due to conflicting schedules </text:span><text:span text:style-name="T29">and most notably, document management which includes the repetitive task of checking drafts, often consisting of thousands of words, for </text:span><text:span text:style-name="T31">compliance with feedback</text:span><text:span text:style-name="T29">. </text:span><text:span text:style-name="T28">Thus, a greater portion of the workload is dedicated to handling administrative overhead </text:span><text:span text:style-name="T24">as opposed to their core responsibilities </text:span><text:span text:style-name="T28">such as teaching, </text:span><text:soft-page-break/><text:span text:style-name="T28">supervising and research, impacting the quantity and quality of feedback provided</text:span><text:span text:style-name="T24">. </text:span><text:span text:style-name="T30">Evidently, these affect the students as well since providing insufficient or vague feedback makes it more difficult to identify and resolve underlying issues, triggering a loss in motivation for both parties</text:span><text:span text:style-name="T22">. </text:span><text:span text:style-name="T23">Consequently, the probability that the project meets academic standards reduces significantly.</text:span></text:p>
      <text:p text:style-name="P7"/>
      <text:p text:style-name="P8"><text:span text:style-name="T23">To address these inefficiencies and subsequently the challenges of scalability </text:span><text:span text:style-name="T32">on the institutional level, this project proposes a centralized digital platform designed to streamline the supervisory workflow.</text:span><text:span text:style-name="T33"> The expected outcome is for there to be a significant reduction in administrative load for the supervisors, </text:span><text:span text:style-name="T32">freeing them more time to focus on providing higher quality feedback and conducting more frequent and constructive meetings</text:span><text:span text:style-name="T33">. </text:span><text:span text:style-name="T34">The core features of such type of software </text:span><text:span text:style-name="T35">will</text:span><text:span text:style-name="T34"> consist of </text:span><text:span text:style-name="T36">a</text:span><text:span text:style-name="T34"> meeting scheduling and notification </text:span><text:span text:style-name="T35">module to prevent scheduling conflicts and communication delays</text:span><text:span text:style-name="T34">, </text:span><text:span text:style-name="T35">a</text:span><text:span text:style-name="T34"> </text:span><text:span text:style-name="T35">deliverable management module for submission and re-submission of work as different versions</text:span><text:span text:style-name="T34">, </text:span><text:span text:style-name="T35">an</text:span><text:span text:style-name="T34"> AI-powered feedback checker </text:span><text:span text:style-name="T35">that analyses a deliverable against the supervisor’s feedback</text:span><text:span text:style-name="T34"> and a progress logger </text:span><text:span text:style-name="T35">for providing </text:span><text:span text:style-name="T37">clear </text:span><text:span text:style-name="T35">visibility </text:span><text:span text:style-name="T37">on</text:span><text:span text:style-name="T35"> the evolution of the project for both the students and the supervisors</text:span><text:span text:style-name="T34">.</text:span><text:span text:style-name="T36"> </text:span></text:p>
      <text:p text:style-name="P9"/>
      <text:p text:style-name="P10">The current landscape of digital project management workflows is fragmented; supervisors and students often have to juggle between multiple <text:span text:style-name="T38">systems such as email for communications, calendar services for scheduling, cloud platforms for version control </text:span><text:span text:style-name="T39">and</text:span><text:span text:style-name="T38"> centralized document store, and Learning Management Systems </text:span><text:span text:style-name="T40">(see Appendix)</text:span><text:span text:style-name="T38"> such as Google Classroom </text:span><text:span text:style-name="T40">(Google for Education, 2025) </text:span><text:span text:style-name="T38">and Moodle </text:span><text:span text:style-name="T40">(Moodle, 2025) </text:span><text:span text:style-name="T38">for deliverable submissions. </text:span>While some specialized providers, such as the Creatrix Campus Thesis Management System <text:span text:style-name="T40">(Creatrix Campus, 2025)</text:span>, offer to bundle many of these functions, they are not without significant drawbacks. Such platforms often require considerable training and <text:span text:style-name="T41">dedicated developers for customization and maintenance of extensions with existing IT infrastructure</text:span>, which adds to the institutional overhead. Most notably, these solutions still do not address the most critical need <text:span text:style-name="T41">of</text:span> automati<text:span text:style-name="T41">ng</text:span> the feedback compliance checking process, <text:span text:style-name="T41">failing to alleviate the time-consuming and repetitive tasks for the supervisors. </text:span></text:p>
      <text:p text:style-name="P10"/>
      <text:h text:style-name="P11" text:outline-level="1"><text:soft-page-break/>References</text:h>
      <text:p text:style-name="P12"><text:span text:style-name="T42">1</text:span><text:span text:style-name="T43">. </text:span><text:span text:style-name="T12">Stynes, P. and Pathak, P., 2022. A Research Supervision Framework for Quality and Scalability. In </text:span><text:span text:style-name="T44">CSEDU (2)</text:span><text:span text:style-name="T12"> (pp. 395-403).</text:span></text:p>
      <text:p text:style-name="P13"><text:span text:style-name="T21">2. </text:span><text:span text:style-name="T12">University of Mauritius (202</text:span><text:span text:style-name="T21">5</text:span><text:span text:style-name="T12">). </text:span><text:span text:style-name="T45">UoM Students Statistics – Students Enrolment (ASRO)</text:span><text:span text:style-name="T12">. [online] Available at: </text:span><text:a xlink:type="simple" xlink:href="https://sites.google.com/uom.ac.mu/uomstudentsstatistics/students-enrolment-asro" office:target-frame-name="_blank" xlink:show="new" text:style-name="Internet_20_link" text:visited-style-name="Visited_20_Internet_20_Link"><text:span text:style-name="T12">https://sites.google.com/uom.ac.mu/uomstudentsstatistics/students-enrolment-asro</text:span></text:a><text:span text:style-name="T12"> [Accessed 3 September 2025].</text:span></text:p>
      <text:p text:style-name="P14"><text:span text:style-name="T40">3. </text:span>Google for Education (2025). <text:span text:style-name="T46">Google Classroom</text:span>. [online] Available at: <text:a xlink:type="simple" xlink:href="https://edu.google.com/intl/en_in/workspace-for-education/classroom/" office:target-frame-name="_blank" xlink:show="new" text:style-name="Internet_20_link" text:visited-style-name="Visited_20_Internet_20_Link">https://edu.google.com/intl/en_in/workspace-for-education/classroom/</text:a> [Accessed 4 Sep. 2025].</text:p>
      <text:p text:style-name="P14"><text:span text:style-name="T40">4. </text:span>Moodle (2025). <text:span text:style-name="T46">Moodle - Open-source learning platform</text:span>. [online] Available at: <text:a xlink:type="simple" xlink:href="https://moodle.org/" office:target-frame-name="_blank" xlink:show="new" text:style-name="Internet_20_link" text:visited-style-name="Visited_20_Internet_20_Link">https://moodle.org/</text:a> [Accessed 4 Sep. 2025].</text:p>
      <text:p text:style-name="P15"><text:span text:style-name="T47">5</text:span><text:span text:style-name="T48">. </text:span><text:span text:style-name="T49">Creatrixcampus.com. (2025). </text:span><text:span text:style-name="T50">Thesis Management System</text:span><text:span text:style-name="T49">. [online] Available at: </text:span><text:a xlink:type="simple" xlink:href="https://www.creatrixcampus.com/thesis-management-system" text:style-name="Internet_20_link" text:visited-style-name="Visited_20_Internet_20_Link"><text:span text:style-name="T12">https://www.creatrixcampus.com/thesis-management-system</text:span></text:a><text:span text:style-name="T49"> [Accessed 24 Aug. 2025].</text:span></text:p>
      <text:p text:style-name="P16"><text:span text:style-name="T51">6. </text:span><text:span text:style-name="T12">Cambridge University Press (n.d.). </text:span><text:span text:style-name="T44">LMS</text:span><text:span text:style-name="T12">. [online] Available at: </text:span><text:a xlink:type="simple" xlink:href="https://dictionary.cambridge.org/dictionary/english/lms" office:target-frame-name="_blank" xlink:show="new" text:style-name="Internet_20_link" text:visited-style-name="Visited_20_Internet_20_Link"><text:span text:style-name="T12">https://dictionary.cambridge.org/dictionary/english/lms</text:span></text:a><text:span text:style-name="T12"> [Accessed 4 September 2025].</text:span></text:p>
      <text:p text:style-name="P17">‌</text:p>
      <text:h text:style-name="P18" text:outline-level="1">Appendix</text:h>
      <text:p text:style-name="P19"><text:span text:style-name="T52">Learning Management System (LMS) </text:span><text:span text:style-name="T53">is a type of software for managing internet education or training courses. (Cambridge University Press, n.d.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3T19:07:21.008261277</meta:creation-date>
    <dc:date>2025-09-14T12:50:30.815088826</dc:date>
    <meta:editing-duration>P1DT2H15M50S</meta:editing-duration>
    <meta:editing-cycles>12</meta:editing-cycles>
    <meta:generator>LibreOffice/25.2.3.2$Linux_X86_64 LibreOffice_project/520$Build-2</meta:generator>
    <meta:document-statistic meta:table-count="0" meta:image-count="0" meta:object-count="0" meta:page-count="3" meta:paragraph-count="16" meta:word-count="790" meta:character-count="5871" meta:non-whitespace-character-count="5090"/>
  </office:meta>
</office:document-meta>
</file>